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a39e" officeooo:paragraph-rsid="0011a39e"/>
    </style:style>
    <style:style style:name="P2" style:family="paragraph" style:parent-style-name="Standard">
      <style:text-properties officeooo:rsid="0011a39e" officeooo:paragraph-rsid="001243f8"/>
    </style:style>
    <style:style style:name="P3" style:family="paragraph" style:parent-style-name="Standard">
      <style:text-properties officeooo:rsid="001243f8" officeooo:paragraph-rsid="001243f8"/>
    </style:style>
    <style:style style:name="T1" style:family="text">
      <style:text-properties style:text-position="super 58%"/>
    </style:style>
    <style:style style:name="T2" style:family="text">
      <style:text-properties officeooo:rsid="001243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<text:span text:style-name="T1">th</text:span> May 2020. <text:s/>Deploying React with Django on Cpanel(server)</text:p>
      <text:p text:style-name="P1"/>
      <text:p text:style-name="P1">- To use API first we need to activate django virtual environment</text:p>
      <text:p text:style-name="P1"><text:tab/>source ./bin/activate</text:p>
      <text:p text:style-name="P1"/>
      <text:p text:style-name="P1">- download CORS_HEADERS to manage the URL request</text:p>
      <text:p text:style-name="P1"><text:tab/>pip install django-cors-headers</text:p>
      <text:p text:style-name="P1"/>
      <text:p text:style-name="P1">- on our django project (setting.py) add the following:</text:p>
      <text:p text:style-name="P1"><text:tab/>CROS_ORIGIN_ALLOW_ALL = False</text:p>
      <text:p text:style-name="P1"/>
      <text:p text:style-name="P1"><text:tab/></text:p>
      <text:p text:style-name="P1"><text:tab/>INSTALLED_APPS = [</text:p>
      <text:p text:style-name="P1"><text:tab/><text:tab/>‘corsheaders’, <text:s text:c="8"/>#new line</text:p>
      <text:p text:style-name="P1"><text:tab/>]</text:p>
      <text:p text:style-name="P1"><text:tab/></text:p>
      <text:p text:style-name="P1"><text:tab/>MIDDLEWARE = [</text:p>
      <text:p text:style-name="P1"><text:tab/><text:tab/>‘corsheaders.middleware.CorsMiddleware’, <text:s text:c="17"/>#new line</text:p>
      <text:p text:style-name="P1"><text:tab/><text:tab/>‘django.middleware.common.CommonMiddleware’, <text:s text:c="2"/>#new line </text:p>
      <text:p text:style-name="P1"><text:tab/>]</text:p>
      <text:p text:style-name="P1"/>
      <text:p text:style-name="P1"><text:tab/>CORS_ORIGIN_WHITELIST = [</text:p>
      <text:p text:style-name="P1"><text:tab/><text:tab/>“<text:a xlink:type="simple" xlink:href="https://unilearn.com.eg/" text:style-name="Internet_20_link" text:visited-style-name="Visited_20_Internet_20_Link">https://unilearn.com.eg</text:a>”,</text:p>
      <text:p text:style-name="P1"><text:tab/><text:tab/>“http://ourdomain.unilearn.com.eg”</text:p>
      <text:p text:style-name="P1"><text:tab/>]</text:p>
      <text:p text:style-name="P1"><text:tab/></text:p>
      <text:p text:style-name="P1"><text:tab/>if we use Regex:</text:p>
      <text:p text:style-name="P1"><text:tab/>CORS_ORIGIN_REGEX_WHITELIST = [</text:p>
      <text:p text:style-name="P1"><text:tab/><text:tab/>r”http://\w+\.unilearn\.com\.eg$”</text:p>
      <text:p text:style-name="P1"><text:tab/>]</text:p>
      <text:p text:style-name="P1"/>
      <text:p text:style-name="P1"><text:tab/>CROS_ALLOW_METHOD = [</text:p>
      <text:p text:style-name="P1"><text:tab/><text:tab/>‘DELETE’,</text:p>
      <text:p text:style-name="P1"><text:tab/><text:tab/>‘PUT’,</text:p>
      <text:p text:style-name="P1"><text:tab/><text:tab/>‘GET’,</text:p>
      <text:p text:style-name="P1"><text:tab/><text:tab/>‘POST’</text:p>
      <text:p text:style-name="P1"><text:tab/>]</text:p>
      <text:p text:style-name="P1"/>
      <text:p text:style-name="P1">- on your cpanel create new subdomain under Public_html folder</text:p>
      <text:p text:style-name="P1"/>
      <text:p text:style-name="P2">- on our react app run npm build</text:p>
      <text:p text:style-name="P2"/>
      <text:p text:style-name="P2">- copy <text:span text:style-name="T2">the content of build file and past it on new subdomain folder under Public_html folder</text:span></text:p>
      <text:p text:style-name="P2"/>
      <text:p text:style-name="P2">- <text:span text:style-name="T2">go to cpanel home and find out Terminal and open it</text:span></text:p>
      <text:p text:style-name="P2"/>
      <text:p text:style-name="P2">- <text:span text:style-name="T2">restart apache server from terminal by typing the following line:</text:span></text:p>
      <text:p text:style-name="P2"><text:tab/>. <text:span text:style-name="T2">sudo systemctl restart httpd</text:span></text:p>
      <text:p text:style-name="P2"/>
      <text:p text:style-name="P2">- <text:span text:style-name="T2">now browse your subdomain to find the React project is Deployed Successful</text:span></text:p>
      <text:p text:style-name="P2"/>
      <text:p text:style-name="P2">- <text:span text:style-name="T2">go to cpanel home and find out Application Manager and open it</text:span></text:p>
      <text:p text:style-name="P2"><text:soft-page-break/></text:p>
      <text:p text:style-name="P2">- <text:span text:style-name="T2">while Application Manager is opened :</text:span></text:p>
      <text:p text:style-name="P2"><text:tab/></text:p>
      <text:p text:style-name="P2"><text:tab/>. <text:span text:style-name="T2">app name = any name</text:span></text:p>
      <text:p text:style-name="P2"><text:tab/>. <text:span text:style-name="T2">app domain = select the domain or subdomain which React app run on it</text:span></text:p>
      <text:p text:style-name="P2"><text:tab/>. <text:span text:style-name="T2">link =(domain or subdomain)/api</text:span></text:p>
      <text:p text:style-name="P2"><text:tab/>. <text:span text:style-name="T2">location = the location of React app which contain folder named BackEnd that include <text:tab/><text:tab/> <text:s/>Django Project</text:span></text:p>
      <text:p text:style-name="P2"/>
      <text:p text:style-name="P2">- <text:span text:style-name="T2">now open django project setting and add to:</text:span></text:p>
      <text:p text:style-name="P2"><text:tab/><text:span text:style-name="T2">ALLOWED_HOSTS <text:s/>= [‘http”//yourdomain’]</text:span></text:p>
      <text:p text:style-name="P2"/>
      <text:p text:style-name="P3">- now every thing works good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5:42:51.793066827</meta:creation-date>
    <dc:date>2020-05-10T16:08:12.486501487</dc:date>
    <meta:editing-duration>P0D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48" meta:word-count="244" meta:character-count="1620" meta:non-whitespace-character-count="1342"/>
  </office:meta>
</office:document-meta>
</file>